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7D0000001C575DFFB932EC5F5A.png" manifest:media-type="image/png"/>
  <manifest:file-entry manifest:full-path="Pictures/100002010000008800000087F880387092927F5B.png" manifest:media-type="image/png"/>
  <manifest:file-entry manifest:full-path="Pictures/1000020100000402000000A2DBFC78405D98683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81d41a" draw:textarea-horizontal-align="justify" draw:textarea-vertical-align="middle" draw:auto-grow-height="false" fo:min-height="2.55cm" fo:min-width="5.1cm"/>
      <style:paragraph-properties style:writing-mode="lr-tb"/>
    </style:style>
    <style:style style:name="gr3" style:family="graphic" style:parent-style-name="standard">
      <style:graphic-properties draw:fill-color="#dddddd" draw:textarea-horizontal-align="justify" draw:textarea-vertical-align="middle" draw:auto-grow-height="false" fo:min-height="2.55cm" fo:min-width="5.1cm"/>
      <style:paragraph-properties style:writing-mode="lr-tb"/>
    </style:style>
    <style:style style:name="gr4" style:family="graphic" style:parent-style-name="standard">
      <style:graphic-properties draw:fill-color="#ff4000" draw:textarea-horizontal-align="justify" draw:textarea-vertical-align="middle" draw:auto-grow-height="false" fo:min-height="2.55cm" fo:min-width="5.1cm"/>
      <style:paragraph-properties style:writing-mode="lr-tb"/>
    </style:style>
    <style:style style:name="gr5" style:family="graphic" style:parent-style-name="standard">
      <style:graphic-properties draw:fill-color="#dddddd" draw:textarea-horizontal-align="justify" draw:textarea-vertical-align="middle" draw:auto-grow-height="false" fo:min-height="2.55cm" fo:min-width="4.3cm"/>
      <style:paragraph-properties style:writing-mode="lr-tb"/>
    </style:style>
    <style:style style:name="gr6" style:family="graphic" style:parent-style-name="standard">
      <style:graphic-properties draw:fill-color="#dddddd" draw:textarea-horizontal-align="justify" draw:textarea-vertical-align="middle" draw:auto-grow-height="false" fo:min-height="1.55cm" fo:min-width="2.5cm"/>
      <style:paragraph-properties style:writing-mode="lr-tb"/>
    </style:style>
    <style:style style:name="gr7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fill-color="#ff4000" draw:textarea-horizontal-align="justify" draw:textarea-vertical-align="middle" draw:auto-grow-height="false" fo:min-height="1.75cm" fo:min-width="3.5cm"/>
      <style:paragraph-properties style:writing-mode="lr-tb"/>
    </style:style>
    <style:style style:name="gr10" style:family="graphic" style:parent-style-name="standard">
      <style:graphic-properties draw:fill-color="#1c1c1c" draw:textarea-horizontal-align="justify" draw:textarea-vertical-align="middle" draw:auto-grow-height="false" fo:min-height="0cm" fo:min-width="21.9cm"/>
    </style:style>
    <style:style style:name="gr11" style:family="graphic" style:parent-style-name="standard">
      <style:graphic-properties draw:fill-color="#1c1c1c" draw:textarea-horizontal-align="justify" draw:textarea-vertical-align="middle" draw:auto-grow-height="false" fo:min-height="2.55cm" fo:min-width="0cm"/>
    </style:style>
    <style:style style:name="gr12" style:family="graphic" style:parent-style-name="standard">
      <style:graphic-properties draw:fill-color="#1c1c1c" draw:textarea-horizontal-align="justify" draw:textarea-vertical-align="middle" draw:auto-grow-height="false" fo:min-height="3.95cm" fo:min-width="0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5.95cm" fo:min-width="24.3cm"/>
    </style:style>
    <style:style style:name="gr14" style:family="graphic" style:parent-style-name="standard">
      <style:graphic-properties draw:fill-color="#ffff6d" draw:textarea-horizontal-align="justify" draw:textarea-vertical-align="middle" draw:auto-grow-height="false" fo:min-height="1.55cm" fo:min-width="2.5cm"/>
      <style:paragraph-properties style:writing-mode="lr-tb"/>
    </style:style>
    <style:style style:name="gr15" style:family="graphic" style:parent-style-name="standard">
      <style:graphic-properties draw:fill-color="#1c1c1c" draw:textarea-horizontal-align="justify" draw:textarea-vertical-align="middle" draw:auto-grow-height="false" fo:min-height="1.55cm" fo:min-width="0cm"/>
    </style:style>
    <style:style style:name="gr16" style:family="graphic" style:parent-style-name="standard">
      <style:graphic-properties draw:fill-color="#1c1c1c" draw:textarea-horizontal-align="justify" draw:textarea-vertical-align="middle" draw:auto-grow-height="false" fo:min-height="2.297cm" fo:min-width="0cm"/>
    </style:style>
    <style:style style:name="gr17" style:family="graphic" style:parent-style-name="standard">
      <style:graphic-properties draw:fill-color="#1c1c1c" draw:textarea-horizontal-align="justify" draw:textarea-vertical-align="middle" draw:auto-grow-height="false" fo:min-height="0cm" fo:min-width="1.7cm"/>
    </style:style>
    <style:style style:name="gr18" style:family="graphic" style:parent-style-name="standard">
      <style:graphic-properties draw:fill-color="#1c1c1c" draw:textarea-horizontal-align="justify" draw:textarea-vertical-align="middle" draw:auto-grow-height="false" fo:min-height="0cm" fo:min-width="3.326cm"/>
    </style:style>
    <style:style style:name="pr1" style:family="presentation" style:parent-style-name="Pencil-title">
      <style:graphic-properties draw:fill-color="#d4ea6b" fo:min-height="3.506cm"/>
      <style:paragraph-properties style:writing-mode="lr-tb"/>
    </style:style>
    <style:style style:name="pr2" style:family="presentation" style:parent-style-name="Pencil-outline1">
      <style:graphic-properties fo:min-height="13.821cm" fo:padding-top="0.2cm"/>
      <style:paragraph-properties style:writing-mode="lr-tb"/>
    </style:style>
    <style:style style:name="pr3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encil1-title">
      <style:graphic-properties fo:min-height="2.07cm"/>
      <style:paragraph-properties style:writing-mode="lr-tb"/>
    </style:style>
    <style:style style:name="pr5" style:family="presentation" style:parent-style-name="Pencil1-outline1" style:list-style-name="L2">
      <style:graphic-properties fo:min-height="13.821cm"/>
      <style:paragraph-properties style:writing-mode="lr-tb"/>
    </style:style>
    <style:style style:name="pr6" style:family="presentation" style:parent-style-name="Pencil1-notes">
      <style:graphic-properties draw:fill-color="#ffffff" fo:min-height="13.364cm"/>
      <style:paragraph-properties style:writing-mode="lr-tb"/>
    </style:style>
    <style:style style:name="pr7" style:family="presentation" style:parent-style-name="Pencil1-outline1" style:list-style-name="L2">
      <style:graphic-properties fo:min-height="13.821cm"/>
      <style:paragraph-properties style:writing-mode="lr-tb"/>
    </style:style>
    <style:style style:name="pr8" style:family="presentation" style:parent-style-name="Pencil1-outline1">
      <style:graphic-properties fo:min-height="13.821cm"/>
      <style:paragraph-properties style:writing-mode="lr-tb"/>
    </style:style>
    <style:style style:name="pr9" style:family="presentation" style:parent-style-name="Pencil1-outline1">
      <style:graphic-properties fo:min-height="13.821cm" fo:padding-top="0.2cm"/>
      <style:paragraph-properties style:writing-mode="lr-tb"/>
    </style:style>
    <style:style style:name="P1" style:family="paragraph">
      <loext:graphic-properties draw:fill-color="#d4ea6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style:paragraph-properties fo:margin-left="0.2cm" fo:margin-right="0cm" fo:margin-top="1.2cm" fo:margin-bottom="0.2cm" fo:text-align="start" fo:text-indent="0cm"/>
      <style:text-properties fo:text-transform="uppercase" fo:font-weight="bold" style:font-weight-asian="bold" style:font-weight-complex="bold"/>
    </style:style>
    <style:style style:name="P5" style:family="paragraph">
      <style:paragraph-properties fo:margin-left="0.2cm" fo:margin-right="0cm" fo:margin-top="1.2cm" fo:margin-bottom="0.2cm" fo:text-align="justify" fo:text-indent="0cm"/>
    </style:style>
    <style:style style:name="P6" style:family="paragraph">
      <style:paragraph-properties fo:text-align="center"/>
    </style:style>
    <style:style style:name="P7" style:family="paragraph">
      <loext:graphic-properties draw:fill-color="#81d41a"/>
      <style:paragraph-properties fo:text-align="center"/>
    </style:style>
    <style:style style:name="P8" style:family="paragraph">
      <loext:graphic-properties draw:fill-color="#dddddd"/>
      <style:paragraph-properties fo:text-align="center"/>
    </style:style>
    <style:style style:name="P9" style:family="paragraph">
      <loext:graphic-properties draw:fill-color="#ff4000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justify"/>
    </style:style>
    <style:style style:name="P12" style:family="paragraph">
      <style:paragraph-properties fo:margin-left="0cm" fo:margin-right="0cm" fo:margin-top="0.499cm" fo:margin-bottom="0cm" fo:text-align="justify" fo:text-indent="0cm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-color="#1c1c1c"/>
      <style:paragraph-properties fo:text-align="center"/>
    </style:style>
    <style:style style:name="P15" style:family="paragraph">
      <style:paragraph-properties fo:margin-left="0cm" fo:margin-right="0cm" fo:margin-top="0.4cm" fo:margin-bottom="0cm" fo:text-align="start" fo:text-indent="0cm"/>
    </style:style>
    <style:style style:name="P16" style:family="paragraph">
      <style:paragraph-properties fo:text-align="center"/>
      <style:text-properties fo:font-size="18pt"/>
    </style:style>
    <style:style style:name="P17" style:family="paragraph">
      <loext:graphic-properties draw:fill-color="#ff4000"/>
      <style:paragraph-properties fo:text-align="center"/>
      <style:text-properties fo:font-size="18pt"/>
    </style:style>
    <style:style style:name="P18" style:family="paragraph">
      <loext:graphic-properties draw:fill-color="#dddddd"/>
      <style:paragraph-properties fo:text-align="center"/>
      <style:text-properties fo:font-size="18pt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loext:graphic-properties draw:fill-color="#ffff6d"/>
      <style:paragraph-properties fo:text-align="center"/>
      <style:text-properties fo:font-size="18pt"/>
    </style:style>
    <style:style style:name="T1" style:family="text">
      <style:text-properties fo:text-transform="uppercase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32pt" fo:font-weight="bold" style:font-size-asian="32pt" style:font-size-complex="32pt"/>
    </style:style>
    <style:style style:name="T8" style:family="text">
      <style:text-properties fo:font-size="44pt" style:font-size-asian="44pt" style:font-size-complex="44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.943cm" svg:height="3.506cm" svg:x="1.4cm" svg:y="5.964cm" presentation:class="title" presentation:user-transformed="true">
          <draw:text-box>
            <text:p>GENERALITES SUR LINUX</text:p>
          </draw:text-box>
        </draw:frame>
        <draw:frame presentation:style-name="pr2" draw:text-style-name="P2" draw:layer="layout" svg:width="9cm" svg:height="2.386cm" svg:x="17cm" svg:y="16.014cm" presentation:class="outline" presentation:user-transformed="true">
          <draw:text-box>
            <text:list text:style-name="L2">
              <text:list-header>
                <text:p text:style-name="P2">Groupe N° 2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encil1" presentation:presentation-page-layout-name="AL2T3">
        <office:forms form:automatic-focus="false" form:apply-design-mode="false"/>
        <draw:frame presentation:style-name="pr4" draw:layer="layout" svg:width="22.8cm" svg:height="2.07cm" svg:x="1.4cm" svg:y="0.837cm" presentation:class="title">
          <draw:text-box>
            <text:p>Plan de travail </text:p>
          </draw:text-box>
        </draw:frame>
        <draw:frame presentation:style-name="pr5" draw:text-style-name="P4" draw:layer="layout" svg:width="24.2cm" svg:height="16.078cm" svg:x="1.4cm" svg:y="2.907cm" presentation:class="outline" presentation:user-transformed="true">
          <draw:text-box>
            <text:list text:style-name="L2">
              <text:list-item>
                <text:p text:style-name="P4"><text:span text:style-name="T1">DÉFINITION ET ORIGINE DE LINUX</text:span></text:p>
              </text:list-item>
              <text:list-item>
                <text:p text:style-name="P4"><text:span text:style-name="T1">L’importance des lignes de commandes sous </text:span><text:span text:style-name="T1">Linux</text:span></text:p>
              </text:list-item>
              <text:list-item>
                <text:p text:style-name="P4"><text:span text:style-name="T1">Le fonctionnement de Linux</text:span></text:p>
              </text:list-item>
              <text:list-item>
                <text:p text:style-name="P4"><text:span text:style-name="T1">Illustration du fonctionnement de Linux</text:span></text:p>
              </text:list-item>
              <text:list-item>
                <text:p text:style-name="P4"><text:span text:style-name="T1">Structure de Linux</text:span></text:p>
              </text:list-item>
              <text:list-item>
                <text:p text:style-name="P4"><text:span text:style-name="T1">Arborescence de Linux</text:span></text:p>
              </text:list-item>
              <text:list-item>
                <text:p text:style-name="P4"><text:span text:style-name="T1">Déplacement dans les fichiers</text:span></text:p>
              </text:list-item>
              <text:list-item>
                <text:p text:style-name="P4"><text:span text:style-name="T1">Arborescence déplacement</text:span></text:p>
              </text:list-item>
              <text:list-item>
                <text:p text:style-name="P4"><text:span text:style-name="T1">Root et sudo</text:span></text:p>
              </text:list-item>
              <text:list-item>
                <text:p text:style-name="P4"><text:span text:style-name="T1">Avertissement</text:span></text:p>
              </text:list-item>
              <text:list-item>
                <text:p text:style-name="P4"><text:span text:style-name="T1">Conclusion 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encil1" presentation:presentation-page-layout-name="AL2T3">
        <office:forms form:automatic-focus="false" form:apply-design-mode="false"/>
        <draw:frame presentation:style-name="pr4" draw:layer="layout" svg:width="22.8cm" svg:height="2.07cm" svg:x="1.4cm" svg:y="0.837cm" presentation:class="title">
          <draw:text-box>
            <text:p>DÉFINITION ET ORIGINE DE LINUX</text:p>
          </draw:text-box>
        </draw:frame>
        <draw:frame presentation:style-name="pr7" draw:text-style-name="P5" draw:layer="layout" svg:width="24.2cm" svg:height="14.071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Origine </text:span><text:span text:style-name="T3">: Linux est une imitation de Unix (</text:span>Il était moins performant).</text:p>
              </text:list-item>
              <text:list-item>
                <text:p text:style-name="P5"><text:span text:style-name="T4">Définition</text:span><text:span text:style-name="T5"> : Linux est un système <text:s/></text:span><text:span text:style-name="T5">d’exploitation libre qui est apparu au début des </text:span><text:span text:style-name="T5">années 70.</text:span></text:p>
                <text:p text:style-name="P5"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encil1" presentation:presentation-page-layout-name="AL2T3">
        <office:forms form:automatic-focus="false" form:apply-design-mode="false"/>
        <draw:frame presentation:style-name="pr4" draw:layer="layout" svg:width="22.8cm" svg:height="2.845cm" svg:x="1.4cm" svg:y="0.8cm" presentation:class="title" presentation:user-transformed="true">
          <draw:text-box>
            <text:p>L’importance des lignes de commandes sous Linux</text:p>
          </draw:text-box>
        </draw:frame>
        <draw:frame presentation:style-name="pr8" draw:layer="layout" svg:width="26.6cm" svg:height="14.071cm" svg:x="1.4cm" svg:y="4.914cm" presentation:class="outline" presentation:user-transformed="true">
          <draw:text-box>
            <text:list text:style-name="L2">
              <text:list-item>
                <text:p>Redoutable pour piloter un système d’exploitation ;</text:p>
              </text:list-item>
              <text:list-item>
                <text:p>Elle utilise peu de ressources matérielles ;</text:p>
              </text:list-item>
              <text:list-item>
                <text:p>Elle facilite la Resolution des problèmes (les limites de l’interface graphique) ;</text:p>
              </text:list-item>
              <text:list-item>
                <text:p>On peut automatiser une action avec les lignes de commandes ;</text:p>
              </text:list-item>
              <text:list-item>
                <text:p>Mais, elle est difficile à prendre en mai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encil1" presentation:presentation-page-layout-name="AL2T3">
        <office:forms form:automatic-focus="false" form:apply-design-mode="false"/>
        <draw:frame presentation:style-name="pr4" draw:layer="layout" svg:width="22.8cm" svg:height="2.07cm" svg:x="1.4cm" svg:y="0.837cm" presentation:class="title" presentation:user-transformed="true">
          <draw:text-box>
            <text:p text:style-name="P6">Le fonctionnement de Linux</text:p>
          </draw:text-box>
        </draw:frame>
        <draw:frame presentation:style-name="pr8" draw:layer="layout" svg:width="25.6cm" svg:height="14.071cm" svg:x="1.4cm" svg:y="4.914cm" presentation:class="outline" presentation:user-transformed="true">
          <draw:text-box>
            <text:list text:style-name="L2">
              <text:list-item>
                <text:p><text:span text:style-name="T6">Matériel </text:span>: <text:s/>c’est l’ordinateur physique;</text:p>
              </text:list-item>
              <text:list-item>
                <text:p><text:span text:style-name="T6">Noyau </text:span>: <text:s/>c’est le cœur du système d’exploitation elle permet de communiquer au matériel et d’accéder a toutes ses ressources ;</text:p>
              </text:list-item>
              <text:list-item>
                <text:p><text:span text:style-name="T6">Le Shell</text:span> (en français <text:s/>coquille) c’est un outils qui permet de communiquer avec le noyau du système. Il en existe deux types :</text:p>
                <text:list>
                  <text:list-item>
                    <text:p><text:span text:style-name="T6">Shell graphique </text:span>: qui fonctionne avec un gestionnaire de fenêtre ( X window).</text:p>
                  </text:list-item>
                  <text:list-item>
                    <text:p><text:span text:style-name="T6">Shell Text </text:span>(BASH ) .</text:p>
                  </text:list-item>
                </text:list>
              </text:list-item>
              <text:list-item>
                <text:p><text:span text:style-name="T6">BASH </text:span>(Bourne Again Shell) : c’est un interpréteur de commande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encil1" presentation:presentation-page-layout-name="AL2T3">
        <office:forms form:automatic-focus="false" form:apply-design-mode="false"/>
        <draw:frame presentation:style-name="pr4" draw:layer="layout" svg:width="22.8cm" svg:height="2.07cm" svg:x="1.438cm" svg:y="0.569cm" presentation:class="title" presentation:user-transformed="true">
          <draw:text-box>
            <text:p>Illustration du fonctionnement de Linux</text:p>
          </draw:text-box>
        </draw:frame>
        <draw:custom-shape draw:style-name="gr2" draw:text-style-name="P7" draw:layer="layout" svg:width="5.6cm" svg:height="2.8cm" svg:x="8.153cm" svg:y="3.962cm">
          <text:p text:style-name="P6">Shell txt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5.6cm" svg:height="2.8cm" svg:x="15.6cm" svg:y="3.7cm">
          <text:p text:style-name="P6">Shell graphique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6cm" svg:height="2.8cm" svg:x="8.4cm" svg:y="8.8cm">
          <text:p text:style-name="P6">noyau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5.6cm" svg:height="2.8cm" svg:x="8.6cm" svg:y="13.6cm">
          <text:p text:style-name="P6">matériel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8cm" svg:height="2.8cm" svg:x="1cm" svg:y="4.2cm">
          <text:p text:style-name="P6">Bash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5.6cm" svg:height="2.8cm" svg:x="15.6cm" svg:y="7.6cm">
          <text:p text:style-name="P6">X window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3cm" svg:height="1.8cm" svg:x="16cm" svg:y="12.8cm">
          <text:p text:style-name="P6">unity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3cm" svg:height="1.8cm" svg:x="19.8cm" svg:y="12.6cm">
          <text:p text:style-name="P6">KDE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3cm" svg:height="1.8cm" svg:x="24.4cm" svg:y="12.8cm">
          <text:p text:style-name="P6">Gnome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5.8cm" svg:y1="5.6cm" svg:x2="8cm" svg:y2="5.6cm">
          <text:p/>
        </draw:line>
        <draw:line draw:style-name="gr7" draw:text-style-name="P6" draw:layer="layout" svg:x1="11cm" svg:y1="6.8cm" svg:x2="11cm" svg:y2="8.6cm">
          <text:p/>
        </draw:line>
        <draw:line draw:style-name="gr7" draw:text-style-name="P6" draw:layer="layout" svg:x1="11.4cm" svg:y1="11.5cm" svg:x2="11.4cm" svg:y2="13.5cm">
          <text:p/>
        </draw:line>
        <draw:line draw:style-name="gr7" draw:text-style-name="P6" draw:layer="layout" svg:x1="13.2cm" svg:y1="8.6cm" svg:x2="15.2cm" svg:y2="5.8cm">
          <text:p/>
        </draw:line>
        <draw:line draw:style-name="gr8" draw:text-style-name="P10" draw:layer="layout" svg:x1="18cm" svg:y1="6.5cm" svg:x2="18cm" svg:y2="7.7cm">
          <text:p/>
        </draw:line>
        <draw:line draw:style-name="gr8" draw:text-style-name="P10" draw:layer="layout" svg:x1="16.8cm" svg:y1="10.4cm" svg:x2="16.6cm" svg:y2="12.8cm">
          <text:p/>
        </draw:line>
        <draw:line draw:style-name="gr8" draw:text-style-name="P10" draw:layer="layout" svg:x1="19.2cm" svg:y1="10.4cm" svg:x2="20.8cm" svg:y2="12.6cm">
          <text:p/>
        </draw:line>
        <draw:line draw:style-name="gr8" draw:text-style-name="P10" draw:layer="layout" svg:x1="20.8cm" svg:y1="10.4cm" svg:x2="24.8cm" svg:y2="12.8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encil1" presentation:presentation-page-layout-name="AL2T3">
        <office:forms form:automatic-focus="false" form:apply-design-mode="false"/>
        <draw:frame presentation:style-name="pr4" draw:layer="layout" svg:width="22.8cm" svg:height="2.07cm" svg:x="1.4cm" svg:y="0.837cm" presentation:class="title" presentation:user-transformed="true">
          <draw:text-box>
            <text:p>Structure de Linux</text:p>
          </draw:text-box>
        </draw:frame>
        <draw:frame presentation:style-name="pr9" draw:text-style-name="P11" draw:layer="layout" svg:width="25.2cm" svg:height="15.4cm" svg:x="1.6cm" svg:y="3.8cm" presentation:class="outline" presentation:user-transformed="true">
          <draw:text-box>
            <text:list text:style-name="L2">
              <text:list-header>
                <text:p text:style-name="P11">Comme tout système d’exploitation Linux se différencie des <text:s/>autres systèmes par sa structure qui est celle de : <text:s/><text:span text:style-name="T7">tout est fichier </text:span><text:span text:style-name="T7">sous Linux </text:span>( USB, Disque Dur, matériels …)</text:p>
              </text:list-header>
              <text:list-item>
                <text:p text:style-name="P11"><text:span text:style-name="T6">/</text:span> : qui represente la racine ;</text:p>
              </text:list-item>
              <text:list-item>
                <text:p text:style-name="P11"><text:span text:style-name="T6">boot </text:span>: qui contient les fichiers de démarrage du système ;</text:p>
              </text:list-item>
              <text:list-item>
                <text:p text:style-name="P12"><text:span text:style-name="T2">etc </text:span><text:span text:style-name="T3">: </text:span>qui contient <text:s/>les fichiers de configurations ;</text:p>
              </text:list-item>
              <text:list-item>
                <text:p text:style-name="P12"><text:span text:style-name="T2">dev </text:span><text:span text:style-name="T3">: qui contient les fichiers représentant les </text:span>matériels ;</text:p>
              </text:list-item>
              <text:list-item>
                <text:p text:style-name="P12"><text:span text:style-name="T2">home </text:span><text:span text:style-name="T3">: </text:span>qui contient <text:s/>les fichiers utilisateurs ;</text:p>
              </text:list-item>
              <text:list-item>
                <text:p text:style-name="P12"><text:span text:style-name="T2">média </text:span><text:span text:style-name="T3">: qui contient les fichiers de montages <text:s/></text:span><text:span text:style-name="T3">et démontages de dev (device).</text:span></text:p>
              </text:list-item>
              <text:list-item>
                <text:p text:style-name="P12"><text:span text:style-name="T2">bin </text:span><text:span text:style-name="T3">: contient les commandes de base ;</text:span></text:p>
              </text:list-item>
              <text:list-item>
                <text:p text:style-name="P12"><text:span text:style-name="T2">usr </text:span><text:span text:style-name="T3">: les logiciels installer avec le système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encil1" presentation:presentation-page-layout-name="AL2T3">
        <office:forms form:automatic-focus="false" form:apply-design-mode="false"/>
        <draw:frame presentation:style-name="pr4" draw:layer="layout" svg:width="22.8cm" svg:height="2.07cm" svg:x="1.6cm" svg:y="0.8cm" presentation:class="title" presentation:user-transformed="true">
          <draw:text-box>
            <text:p>Arborescence de Linux</text:p>
          </draw:text-box>
        </draw:frame>
        <draw:custom-shape draw:style-name="gr9" draw:text-style-name="P9" draw:layer="layout" svg:width="4cm" svg:height="2cm" svg:x="12cm" svg:y="6cm">
          <text:p text:style-name="P6"><text:span text:style-name="T8">/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3cm" svg:height="1.8cm" svg:x="1.8cm" svg:y="12.2cm">
          <text:p text:style-name="P6">Boot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3cm" svg:height="1.8cm" svg:x="5.4cm" svg:y="12.2cm">
          <text:p text:style-name="P6">etc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3cm" svg:height="1.8cm" svg:x="9cm" svg:y="12.2cm">
          <text:p text:style-name="P6">dev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3cm" svg:height="1.8cm" svg:x="12.8cm" svg:y="12.2cm">
          <text:p text:style-name="P6">home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3cm" svg:height="1.8cm" svg:x="16.4cm" svg:y="12.2cm">
          <text:p text:style-name="P6">usr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3cm" svg:height="1.8cm" svg:x="20cm" svg:y="12.2cm">
          <text:p text:style-name="P6">bin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3cm" svg:height="1.8cm" svg:x="23.6cm" svg:y="12.2cm">
          <text:p text:style-name="P6">media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22.4cm" svg:height="0.2cm" svg:x="2.9cm" svg:y="9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2cm" svg:height="2.8cm" svg:x="2.8cm" svg:y="9.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2cm" svg:height="2.8cm" svg:x="6.6cm" svg:y="9.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2cm" svg:height="2.8cm" svg:x="10.6cm" svg:y="9.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0.2cm" svg:height="4.2cm" svg:x="14cm" svg:y="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2cm" svg:height="2.8cm" svg:x="17.6cm" svg:y="9.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2cm" svg:height="2.8cm" svg:x="21.2cm" svg:y="9.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2cm" svg:height="2.8cm" svg:x="25.2cm" svg:y="9.4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encil1" presentation:presentation-page-layout-name="AL2T3">
        <office:forms form:automatic-focus="false" form:apply-design-mode="false"/>
        <draw:frame presentation:style-name="pr4" draw:layer="layout" svg:width="22.8cm" svg:height="2.07cm" svg:x="1.4cm" svg:y="0.837cm" presentation:class="title" presentation:user-transformed="true">
          <draw:text-box>
            <text:p>Déplacement dans les fichiers</text:p>
          </draw:text-box>
        </draw:frame>
        <draw:frame presentation:style-name="pr9" draw:text-style-name="P2" draw:layer="layout" svg:width="25.2cm" svg:height="15.385cm" svg:x="1.4cm" svg:y="3.6cm" presentation:class="outline" presentation:user-transformed="true">
          <draw:text-box>
            <text:list text:style-name="L2">
              <text:list-header>
                <text:p text:style-name="P2">Il existe sous Linux deux chemins de déplacement dans les fichiers notamment le chemin <text:span text:style-name="T6">absolu</text:span> et le chemin <text:span text:style-name="T6">relatif.</text:span></text:p>
              </text:list-header>
              <text:list-item>
                <text:p text:style-name="P2"><text:span text:style-name="T4">Le chemin absolu : </text:span>qui commence par un ‘’ / ’’ c’est a dire qui commence a la racine.</text:p>
                <text:list>
                  <text:list-item>
                    <text:p text:style-name="P2">Exemple : cd /home/idris/videos/Ligne de commandes Linux - partie 1 – Généralités…</text:p>
                  </text:list-item>
                </text:list>
              </text:list-item>
              <text:list-item>
                <text:p text:style-name="P2"><text:span text:style-name="T6">Chemin relatif :</text:span> qui commence a partir d’un dossier quelconque </text:p>
                <text:list>
                  <text:list-item>
                    <text:p text:style-name="P15"><text:span text:style-name="T9">Exemple : cd </text:span>idris/videos/Ligne de commandes Linux - partie 1 – Généralités…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encil1" presentation:presentation-page-layout-name="AL2T3">
        <office:forms form:automatic-focus="false" form:apply-design-mode="false"/>
        <draw:frame presentation:style-name="pr4" draw:layer="layout" svg:width="22.8cm" svg:height="2.07cm" svg:x="1.4cm" svg:y="0.837cm" presentation:class="title" presentation:user-transformed="true">
          <draw:text-box>
            <text:p>Déplacement dans les fichiers suite</text:p>
          </draw:text-box>
        </draw:frame>
        <draw:frame presentation:style-name="pr9" draw:text-style-name="P11" draw:layer="layout" svg:width="25.2cm" svg:height="14.071cm" svg:x="1.4cm" svg:y="4.914cm" presentation:class="outline" presentation:user-transformed="true">
          <draw:text-box>
            <text:list text:style-name="L2">
              <text:list-header>
                <text:p text:style-name="P11"/>
              </text:list-header>
              <text:list-item>
                <text:p text:style-name="P11">cd (change directory ) : permet de changer de répertoire a un autre ;</text:p>
              </text:list-item>
              <text:list-item>
                <text:p text:style-name="P11">../ : permet de remonter d’un cran dans la structure d’un fichier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encil1" presentation:presentation-page-layout-name="AL2T3">
        <office:forms form:automatic-focus="false" form:apply-design-mode="false"/>
        <draw:frame presentation:style-name="pr4" draw:layer="layout" svg:width="22.8cm" svg:height="2.07cm" svg:x="1.6cm" svg:y="0.8cm" presentation:class="title" presentation:user-transformed="true">
          <draw:text-box>
            <text:p>Arborescence déplacement</text:p>
          </draw:text-box>
        </draw:frame>
        <draw:custom-shape draw:style-name="gr9" draw:text-style-name="P17" draw:layer="layout" svg:width="4cm" svg:height="2cm" svg:x="12.2cm" svg:y="4.6cm">
          <text:p text:style-name="P16"><text:span text:style-name="T8">/</text:span></text:p>
          <draw:enhanced-geometry svg:viewBox="0 0 21600 21600" draw:type="rectangle" draw:enhanced-path="M 0 0 L 21600 0 21600 21600 0 21600 0 0 Z N"/>
        </draw:custom-shape>
        <draw:custom-shape draw:style-name="gr6" draw:text-style-name="P18" draw:layer="layout" svg:width="3cm" svg:height="1.8cm" svg:x="2cm" svg:y="10.8cm">
          <text:p text:style-name="P16">Boot</text:p>
          <draw:enhanced-geometry svg:viewBox="0 0 21600 21600" draw:type="rectangle" draw:enhanced-path="M 0 0 L 21600 0 21600 21600 0 21600 0 0 Z N"/>
        </draw:custom-shape>
        <draw:custom-shape draw:style-name="gr6" draw:text-style-name="P18" draw:layer="layout" svg:width="3cm" svg:height="1.8cm" svg:x="5.6cm" svg:y="10.8cm">
          <text:p text:style-name="P16">etc</text:p>
          <draw:enhanced-geometry svg:viewBox="0 0 21600 21600" draw:type="rectangle" draw:enhanced-path="M 0 0 L 21600 0 21600 21600 0 21600 0 0 Z N"/>
        </draw:custom-shape>
        <draw:custom-shape draw:style-name="gr6" draw:text-style-name="P18" draw:layer="layout" svg:width="3cm" svg:height="1.8cm" svg:x="9.2cm" svg:y="10.8cm">
          <text:p text:style-name="P16">dev</text:p>
          <draw:enhanced-geometry svg:viewBox="0 0 21600 21600" draw:type="rectangle" draw:enhanced-path="M 0 0 L 21600 0 21600 21600 0 21600 0 0 Z N"/>
        </draw:custom-shape>
        <draw:custom-shape draw:style-name="gr6" draw:text-style-name="P18" draw:layer="layout" svg:width="3cm" svg:height="1.8cm" svg:x="13cm" svg:y="10.8cm">
          <text:p text:style-name="P16">home</text:p>
          <draw:enhanced-geometry svg:viewBox="0 0 21600 21600" draw:type="rectangle" draw:enhanced-path="M 0 0 L 21600 0 21600 21600 0 21600 0 0 Z N"/>
        </draw:custom-shape>
        <draw:custom-shape draw:style-name="gr6" draw:text-style-name="P18" draw:layer="layout" svg:width="3cm" svg:height="1.8cm" svg:x="16.6cm" svg:y="10.8cm">
          <text:p text:style-name="P16">usr</text:p>
          <draw:enhanced-geometry svg:viewBox="0 0 21600 21600" draw:type="rectangle" draw:enhanced-path="M 0 0 L 21600 0 21600 21600 0 21600 0 0 Z N"/>
        </draw:custom-shape>
        <draw:custom-shape draw:style-name="gr6" draw:text-style-name="P18" draw:layer="layout" svg:width="3cm" svg:height="1.8cm" svg:x="20.2cm" svg:y="10.8cm">
          <text:p text:style-name="P16">bin</text:p>
          <draw:enhanced-geometry svg:viewBox="0 0 21600 21600" draw:type="rectangle" draw:enhanced-path="M 0 0 L 21600 0 21600 21600 0 21600 0 0 Z N"/>
        </draw:custom-shape>
        <draw:custom-shape draw:style-name="gr6" draw:text-style-name="P18" draw:layer="layout" svg:width="3cm" svg:height="1.8cm" svg:x="23.8cm" svg:y="10.8cm">
          <text:p text:style-name="P16">media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22.4cm" svg:height="0.2cm" svg:x="3.1cm" svg:y="7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2cm" svg:height="2.8cm" svg:x="3cm" svg:y="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2cm" svg:height="2.8cm" svg:x="6.8cm" svg:y="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2cm" svg:height="2.8cm" svg:x="10.8cm" svg:y="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0.2cm" svg:height="4.2cm" svg:x="14.2cm" svg:y="6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2cm" svg:height="2.8cm" svg:x="17.8cm" svg:y="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2cm" svg:height="2.8cm" svg:x="21.4cm" svg:y="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2cm" svg:height="2.8cm" svg:x="25.4cm" svg:y="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9" draw:layer="layout" svg:width="24.8cm" svg:height="6.2cm" svg:x="2cm" svg:y="13.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3cm" svg:height="1.8cm" svg:x="9.8cm" svg:y="14.4cm">
          <text:p text:style-name="P16">sdb</text:p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3cm" svg:height="1.8cm" svg:x="13.6cm" svg:y="14.4cm">
          <text:p text:style-name="P16">idris</text:p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3cm" svg:height="1.8cm" svg:x="6cm" svg:y="14.548cm">
          <text:p text:style-name="P16">sda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0.2cm" svg:height="1.8cm" svg:x="10.6cm" svg:y="12.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0.2cm" svg:height="2.547cm" draw:transform="rotate (-0.782082037818659) translate (9.795cm 12.6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0.2cm" svg:height="1.8cm" svg:x="14.6cm" svg:y="12.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3cm" svg:height="1.8cm" svg:x="18.8cm" svg:y="14.8cm">
          <text:p text:style-name="P16">videos</text:p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3cm" svg:height="1.8cm" svg:x="18.8cm" svg:y="17.2cm">
          <text:p text:style-name="P16">images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2.2cm" svg:height="0.2cm" svg:x="16.6cm" svg:y="15.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3.826cm" svg:height="0.2cm" draw:transform="rotate (2.65359859473218) translate (18.706cm 18.133cm)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encil1" presentation:presentation-page-layout-name="AL2T3">
        <office:forms form:automatic-focus="false" form:apply-design-mode="false"/>
        <draw:frame presentation:style-name="pr4" draw:layer="layout" svg:width="22.8cm" svg:height="2.07cm" svg:x="1.4cm" svg:y="0.837cm" presentation:class="title">
          <draw:text-box>
            <text:p>Root et sudo</text:p>
          </draw:text-box>
        </draw:frame>
        <draw:frame presentation:style-name="pr8" draw:layer="layout" svg:width="24.2cm" svg:height="14.071cm" svg:x="1.4cm" svg:y="4.914cm" presentation:class="outline" presentation:user-transformed="true">
          <draw:text-box>
            <text:list text:style-name="L2">
              <text:list-item>
                <text:p>Sous le système Linux, il nous faut des droit d’utilisateurs pour pouvoir effectuer certaines actions reversées au root c’est a dire l’administrateur.</text:p>
              </text:list-item>
              <text:list-item>
                <text:p>Pour agir comme un administrateur, il faut utiliser la syntaxe <text:span text:style-name="T6">sudo </text:span><text:span text:style-name="T10">(super user do) pour </text:span><text:span text:style-name="T10">avoir les privilège root.</text:span></text:p>
                <text:list>
                  <text:list-item>
                    <text:p><text:span text:style-name="T10">Exemple : </text:span><text:span text:style-name="T11">sudo</text:span><text:span text:style-name="T12"> apt install vlc </text:span></text:p>
                    <text:list>
                      <text:list-header>
                        <text:p><text:span text:style-name="T10">pour pouvoir installer vlc en tant qu’administrateur.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21-10-08T14:05:47</dc:date>
          <text:p><text:s/>Bpot</text:p>
        </officeooo:annotation>
      </draw:page>
      <draw:page draw:name="page13" draw:style-name="dp1" draw:master-page-name="Pencil1" presentation:presentation-page-layout-name="AL2T3">
        <office:forms form:automatic-focus="false" form:apply-design-mode="false"/>
        <draw:frame presentation:style-name="pr4" draw:layer="layout" svg:width="22.8cm" svg:height="2.07cm" svg:x="1.4cm" svg:y="0.837cm" presentation:class="title">
          <draw:text-box>
            <text:p>Avertissement</text:p>
          </draw:text-box>
        </draw:frame>
        <draw:frame presentation:style-name="pr8" draw:layer="layout" svg:width="25.2cm" svg:height="14.071cm" svg:x="1.4cm" svg:y="4.914cm" presentation:class="outline" presentation:user-transformed="true">
          <draw:text-box>
            <text:list text:style-name="L2">
              <text:list-item>
                <text:p>Le système Linux est sensible a la case (Les majuscules et les minuscule ne sont pas pareils).</text:p>
              </text:list-item>
              <text:list-item>
                <text:p>Exemple : <text:span text:style-name="T6">a <text:s/></text:span>et <text:span text:style-name="T6">A</text:span> ne sont pas les mêm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encil1" presentation:presentation-page-layout-name="AL2T3">
        <office:forms form:automatic-focus="false" form:apply-design-mode="false"/>
        <draw:frame presentation:style-name="pr4" draw:layer="layout" svg:width="22.8cm" svg:height="2.07cm" svg:x="1.4cm" svg:y="0.837cm" presentation:class="title">
          <draw:text-box>
            <text:p>Conclusion</text:p>
          </draw:text-box>
        </draw:frame>
        <draw:frame presentation:style-name="pr8" draw:layer="layout" svg:width="26.2cm" svg:height="14.071cm" svg:x="1.8cm" svg:y="4.729cm" presentation:class="outline" presentation:user-transformed="true">
          <draw:text-box>
            <text:list text:style-name="L2">
              <text:list-item>
                <text:p>Linux est un système d’exploitation <text:span text:style-name="T6">libre</text:span></text:p>
              </text:list-item>
              <text:list-item>
                <text:p>Shell : natif au système</text:p>
              </text:list-item>
              <text:list-item>
                <text:p>On peut piloté un système Linux sans interface graphique</text:p>
              </text:list-item>
              <text:list-item>
                <text:p><text:span text:style-name="T6">Tout est fichier sous Linux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encil1" presentation:presentation-page-layout-name="AL2T3">
        <office:forms form:automatic-focus="false" form:apply-design-mode="false"/>
        <draw:frame presentation:style-name="pr4" draw:layer="layout" svg:width="22.8cm" svg:height="2.07cm" svg:x="1.6cm" svg:y="7.8cm" presentation:class="title" presentation:user-transformed="true">
          <draw:text-box>
            <text:p>Merci pour votre attention !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shrink-to-fit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top="0.4cm" fo:margin-bottom="0cm"/>
      <style:text-properties fo:font-size="28pt" style:font-size-asian="28pt" style:font-size-complex="28pt"/>
    </style:style>
    <style:style style:name="Pencil-outline3" style:family="presentation" style:parent-style-name="Pencil-outline2">
      <style:paragraph-properties fo:margin-top="0.3cm" fo:margin-bottom="0cm"/>
      <style:text-properties fo:font-size="24pt" style:font-size-asian="24pt" style:font-size-complex="24pt"/>
    </style:style>
    <style:style style:name="Pencil-outline4" style:family="presentation" style:parent-style-name="Pencil-outline3">
      <style:paragraph-properties fo:margin-top="0.2cm" fo:margin-bottom="0cm"/>
      <style:text-properties fo:font-size="20pt" style:font-size-asian="20pt" style:font-size-complex="20pt"/>
    </style:style>
    <style:style style:name="Pencil-outline5" style:family="presentation" style:parent-style-name="Pencil-outline4">
      <style:paragraph-properties fo:margin-top="0.1cm" fo:margin-bottom="0cm"/>
      <style:text-properties fo:font-size="20pt" style:font-size-asian="20pt" style:font-size-complex="20pt"/>
    </style:style>
    <style:style style:name="Pencil-outline6" style:family="presentation" style:parent-style-name="Pencil-outline5">
      <style:paragraph-properties fo:margin-top="0.1cm" fo:margin-bottom="0cm"/>
      <style:text-properties fo:font-size="20pt" style:font-size-asian="20pt" style:font-size-complex="20pt"/>
    </style:style>
    <style:style style:name="Pencil-outline7" style:family="presentation" style:parent-style-name="Pencil-outline6">
      <style:paragraph-properties fo:margin-top="0.1cm" fo:margin-bottom="0cm"/>
      <style:text-properties fo:font-size="20pt" style:font-size-asian="20pt" style:font-size-complex="20pt"/>
    </style:style>
    <style:style style:name="Pencil-outline8" style:family="presentation" style:parent-style-name="Pencil-outline7">
      <style:paragraph-properties fo:margin-top="0.1cm" fo:margin-bottom="0cm"/>
      <style:text-properties fo:font-size="20pt" style:font-size-asian="20pt" style:font-size-complex="20pt"/>
    </style:style>
    <style:style style:name="Pencil-outline9" style:family="presentation" style:parent-style-name="Pencil-outline8">
      <style:paragraph-properties fo:margin-top="0.1cm" fo:margin-bottom="0cm"/>
      <style:text-properties fo:font-size="20pt" style:font-size-asian="20pt" style:font-size-complex="20pt"/>
    </style:style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top="0.4cm" fo:margin-bottom="0cm"/>
      <style:text-properties fo:font-size="28pt" fo:background-color="transparent" style:font-size-asian="28pt" style:font-size-complex="28pt"/>
    </style:style>
    <style:style style:name="Pencil1-outline3" style:family="presentation" style:parent-style-name="Pencil1-outline2">
      <style:paragraph-properties fo:margin-top="0.3cm" fo:margin-bottom="0cm"/>
      <style:text-properties fo:font-size="24pt" fo:background-color="transparent" style:font-size-asian="24pt" style:font-size-complex="24pt"/>
    </style:style>
    <style:style style:name="Pencil1-outline4" style:family="presentation" style:parent-style-name="Pencil1-outline3">
      <style:paragraph-properties fo:margin-top="0.2cm" fo:margin-bottom="0cm"/>
      <style:text-properties fo:font-size="20pt" fo:background-color="transparent" style:font-size-asian="20pt" style:font-size-complex="20pt"/>
    </style:style>
    <style:style style:name="Pencil1-outline5" style:family="presentation" style:parent-style-name="Pencil1-outline4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6" style:family="presentation" style:parent-style-name="Pencil1-outline5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7" style:family="presentation" style:parent-style-name="Pencil1-outline6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8" style:family="presentation" style:parent-style-name="Pencil1-outline7">
      <style:paragraph-properties fo:margin-top="0.1cm" fo:margin-bottom="0cm"/>
      <style:text-properties fo:font-size="20pt" style:font-size-asian="20pt" style:font-size-complex="20pt"/>
    </style:style>
    <style:style style:name="Pencil1-outline9" style:family="presentation" style:parent-style-name="Pencil1-outline8">
      <style:paragraph-properties fo:margin-top="0.1cm" fo:margin-bottom="0cm"/>
      <style:text-properties fo:font-size="20pt" style:font-size-asian="20pt" style:font-size-complex="20pt"/>
    </style:style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3.35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Pencil" style:page-layout-name="PM1" draw:style-name="Mdp1">
      <draw:frame presentation:style-name="Pencil-title" draw:layer="backgroundobjects" svg:width="21.943cm" svg:height="3.506cm" svg:x="1.4cm" svg:y="5.964cm" presentation:class="title" presentation:placeholder="true">
        <draw:text-box/>
      </draw:frame>
      <draw:frame presentation:style-name="Pencil-outline1" draw:layer="backgroundobjects" svg:width="25.199cm" svg:height="8.301cm" svg:x="1.4cm" svg:y="11.614cm" presentation:class="outline" presentation:placeholder="true">
        <draw:text-box/>
      </draw:frame>
      <draw:frame draw:style-name="Mgr3" draw:text-style-name="MP5" draw:layer="backgroundobjects" svg:width="25.213cm" svg:height="3.98cm" svg:x="1.356cm" svg:y="6.23cm">
        <draw:image xlink:href="Pictures/1000020100000402000000A2DBFC78405D986839.png" xlink:type="simple" xlink:show="embed" xlink:actuate="onLoad" loext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3.359cm" svg:x="0cm" svg:y="-0.033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2.8cm" svg:height="2.07cm" svg:x="1.4cm" svg:y="0.837cm" presentation:class="title" presentation:placeholder="true">
        <draw:text-box/>
      </draw:frame>
      <draw:frame presentation:style-name="Pencil1-outline1" draw:layer="backgroundobjects" svg:width="25.199cm" svg:height="14.071cm" svg:x="1.4cm" svg:y="4.914cm" presentation:class="outline" presentation:placeholder="true">
        <draw:text-box/>
      </draw:frame>
      <draw:frame presentation:style-name="Mpr4" draw:layer="backgroundobjects" svg:width="6.523cm" svg:height="0.656cm" svg:x="1.4cm" svg:y="20.344cm" presentation:class="date-time">
        <draw:text-box>
          <text:p><presentation:date-time/></text:p>
        </draw:text-box>
      </draw:frame>
      <draw:frame presentation:style-name="Mpr5" draw:text-style-name="MP8" draw:layer="backgroundobjects" svg:width="8.875cm" svg:height="0.833cm" svg:x="9.576cm" svg:y="20.167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4" draw:layer="backgroundobjects" svg:width="6.523cm" svg:height="0.833cm" svg:x="20.076cm" svg:y="20.167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3" draw:text-style-name="MP5" draw:layer="backgroundobjects" svg:width="2.878cm" svg:height="2.857cm" svg:x="24.231cm" svg:y="0.208cm">
        <draw:image xlink:href="Pictures/100002010000008800000087F880387092927F5B.png" xlink:type="simple" xlink:show="embed" xlink:actuate="onLoad" loext:mime-type="image/png">
          <text:p/>
        </draw:image>
      </draw:frame>
      <draw:frame draw:style-name="Mgr3" draw:text-style-name="MP5" draw:layer="backgroundobjects" svg:width="27.306cm" svg:height="0.856cm" svg:x="0.377cm" svg:y="19.311cm">
        <draw:image xlink:href="Pictures/100002010000037D0000001C575DFFB932EC5F5A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8T12:57:17.619863195</meta:creation-date>
    <meta:editing-duration>PT2H40M57S</meta:editing-duration>
    <meta:editing-cycles>89</meta:editing-cycles>
    <meta:generator>LibreOffice/6.4.7.2$Linux_X86_64 LibreOffice_project/40$Build-2</meta:generator>
    <dc:title>Pencil</dc:title>
    <dc:date>2021-10-08T16:21:24.070822287</dc:date>
    <meta:document-statistic meta:object-count="149"/>
  </office:meta>
</office:document-meta>
</file>